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c9915" officeooo:paragraph-rsid="000c9915"/>
    </style:style>
    <style:style style:name="P2" style:family="paragraph" style:parent-style-name="Standard">
      <style:text-properties officeooo:rsid="0010a5e0" officeooo:paragraph-rsid="0010a5e0"/>
    </style:style>
    <style:style style:name="P3" style:family="paragraph" style:parent-style-name="Standard">
      <style:text-properties officeooo:rsid="00120590" officeooo:paragraph-rsid="00120590"/>
    </style:style>
    <style:style style:name="P4" style:family="paragraph" style:parent-style-name="Standard">
      <style:text-properties officeooo:rsid="00125597" officeooo:paragraph-rsid="00125597"/>
    </style:style>
    <style:style style:name="P5" style:family="paragraph" style:parent-style-name="Standard">
      <style:text-properties officeooo:rsid="00139c33" officeooo:paragraph-rsid="00139c33"/>
    </style:style>
    <style:style style:name="P6" style:family="paragraph" style:parent-style-name="Standard">
      <style:text-properties officeooo:rsid="00125597" officeooo:paragraph-rsid="00125597"/>
    </style:style>
    <style:style style:name="T1" style:family="text">
      <style:text-properties officeooo:rsid="00119580"/>
    </style:style>
    <style:style style:name="T2" style:family="text">
      <style:text-properties officeooo:rsid="00143d8e"/>
    </style:style>
    <style:style style:name="T3" style:family="text">
      <style:text-properties officeooo:rsid="0016bdb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eprocess CheXpert:</text:p>
      <text:p text:style-name="P1">For training, all the unmentioned labels turned to 0. We use binary mapping of (U-Ones) that turns all the uncertain labels to 1.</text:p>
      <text:p text:style-name="P1"/>
      <text:p text:style-name="P2">Original dataset train :</text:p>
      <text:p text:style-name="P2"/>
      <text:p text:style-name="P1">No Finding: pos. = 22381 ; neg. = 201033</text:p>
      <text:p text:style-name="P1">Enlarged Cardiomediastinum: pos. = 23201 ; neg. = 200213</text:p>
      <text:p text:style-name="P1">Cardiomegaly: pos. = 35087 ; neg. = 188327</text:p>
      <text:p text:style-name="P1">Lung Opacity: pos. = 111179 ; neg. = 112235</text:p>
      <text:p text:style-name="P1">Lung Lesion: pos. = 10674 ; neg. = 212740</text:p>
      <text:p text:style-name="P1">Edema: pos. = 65230 ; neg. = 158184</text:p>
      <text:p text:style-name="P1">Consolidation: pos. = 42525 ; neg. = 180889</text:p>
      <text:p text:style-name="P1">Pneumonia: pos. = 24809 ; neg. = 198605</text:p>
      <text:p text:style-name="P1">Atelectasis: pos. = 67115 ; neg. = 156299</text:p>
      <text:p text:style-name="P1">Pneumothorax: pos. = 22593 ; neg. = 200821</text:p>
      <text:p text:style-name="P1">Pleural Effusion: pos. = 97815 ; neg. = 125599</text:p>
      <text:p text:style-name="P1">Pleural Other: pos. = 6176 ; neg. = 217238</text:p>
      <text:p text:style-name="P1">Fracture: pos. = 9682 ; neg. = 213732</text:p>
      <text:p text:style-name="P1">Support Devices: pos. = 117080 ; neg. = 106334</text:p>
      <text:p text:style-name="P1"/>
      <text:p text:style-name="P1"/>
      <text:p text:style-name="P2"><text:span text:style-name="T1">10%</text:span> valid per class</text:p>
      <text:p text:style-name="P2"/>
      <text:p text:style-name="P2"/>
      <text:p text:style-name="P3">Valid:</text:p>
      <text:p text:style-name="P3">No Finding: pos. = 2226 ; neg. = 20115</text:p>
      <text:p text:style-name="P3">Enlarged Cardiomediastinum: pos. = 2344 ; neg. = 19997</text:p>
      <text:p text:style-name="P3">Cardiomegaly: pos. = 3452 ; neg. = 18889</text:p>
      <text:p text:style-name="P3">Lung Opacity: pos. = 11092 ; neg. = 11249</text:p>
      <text:p text:style-name="P3">Lung Lesion: pos. = 1071 ; neg. = 21270</text:p>
      <text:p text:style-name="P3">Edema: pos. = 6647 ; neg. = 15694</text:p>
      <text:p text:style-name="P3">Consolidation: pos. = 4270 ; neg. = 18071</text:p>
      <text:p text:style-name="P3">Pneumonia: pos. = 2408 ; neg. = 19933</text:p>
      <text:p text:style-name="P3">Atelectasis: pos. = 6703 ; neg. = 15638</text:p>
      <text:p text:style-name="P3">Pneumothorax: pos. = 2269 ; neg. = 20072</text:p>
      <text:p text:style-name="P3">Pleural Effusion: pos. = 9743 ; neg. = 12598</text:p>
      <text:p text:style-name="P3">Pleural Other: pos. = 640 ; neg. = 21701</text:p>
      <text:p text:style-name="P3">Fracture: pos. = 1016 ; neg. = 21325</text:p>
      <text:p text:style-name="P3">Support Devices: pos. = 11736 ; neg. = 10605</text:p>
      <text:p text:style-name="P2"/>
      <text:p text:style-name="P3">Train:</text:p>
      <text:p text:style-name="P3">No Finding: pos. = 20155 ; neg. = 180918</text:p>
      <text:p text:style-name="P3">Enlarged Cardiomediastinum: pos. = 20857 ; neg. = 180216</text:p>
      <text:p text:style-name="P3">Cardiomegaly: pos. = 31635 ; neg. = 169438</text:p>
      <text:p text:style-name="P3">Lung Opacity: pos. = 100087 ; neg. = 100986</text:p>
      <text:p text:style-name="P3">Lung Lesion: pos. = 9603 ; neg. = 191470</text:p>
      <text:p text:style-name="P3">Edema: pos. = 58583 ; neg. = 142490</text:p>
      <text:p text:style-name="P3">Consolidation: pos. = 38255 ; neg. = 162818</text:p>
      <text:p text:style-name="P3">Pneumonia: pos. = 22401 ; neg. = 178672</text:p>
      <text:p text:style-name="P3">Atelectasis: pos. = 60412 ; neg. = 140661</text:p>
      <text:p text:style-name="P3">Pneumothorax: pos. = 20324 ; neg. = 180749</text:p>
      <text:p text:style-name="P3"><text:soft-page-break/>Pleural Effusion: pos. = 88072 ; neg. = 113001</text:p>
      <text:p text:style-name="P3">Pleural Other: pos. = 5536 ; neg. = 195537</text:p>
      <text:p text:style-name="P3">Fracture: pos. = 8666 ; neg. = 192407</text:p>
      <text:p text:style-name="P3">Support Devices: pos. = 105344 ; neg. = 95729</text:p>
      <text:p text:style-name="P3"/>
      <text:p text:style-name="P4">Test:</text:p>
      <text:p text:style-name="P4">No Finding: pos. = 38 ; neg. = 196</text:p>
      <text:p text:style-name="P4">Enlarged Cardiomediastinum: pos. = 109 ; neg. = 125</text:p>
      <text:p text:style-name="P4">Cardiomegaly: pos. = 68 ; neg. = 166</text:p>
      <text:p text:style-name="P4">Lung Opacity: pos. = 126 ; neg. = 108</text:p>
      <text:p text:style-name="P4">Lung Lesion: pos. = 1 ; neg. = 233</text:p>
      <text:p text:style-name="P4">Edema: pos. = 45 ; neg. = 189</text:p>
      <text:p text:style-name="P4">Consolidation: pos. = 33 ; neg. = 201</text:p>
      <text:p text:style-name="P4">Pneumonia: pos. = 8 ; neg. = 226</text:p>
      <text:p text:style-name="P4">Atelectasis: pos. = 80 ; neg. = 154</text:p>
      <text:p text:style-name="P4">Pneumothorax: pos. = 8 ; neg. = 226</text:p>
      <text:p text:style-name="P4">Pleural Effusion: pos. = 67 ; neg. = 167</text:p>
      <text:p text:style-name="P4">Pleural Other: pos. = 1 ; neg. = 233</text:p>
      <text:p text:style-name="P4">Fracture: pos. = 0 ; neg. = 234</text:p>
      <text:p text:style-name="P4">Support Devices: pos. = 107 ; neg. = 127</text:p>
      <text:p text:style-name="P4"/>
      <text:p text:style-name="P4"/>
      <text:p text:style-name="P5"><text:span text:style-name="T2">In our experiments, c</text:span>lasses are not balanced. The difficulty of balancing classes is that one data may have more than one labels. <text:span text:style-name="T3">We use simple class balancing by precalculating the amount of data per classes</text:span>. This is however not part of our research foc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9T15:21:43.409801173</meta:creation-date>
    <dc:date>2020-01-22T23:12:07.898044920</dc:date>
    <meta:editing-duration>PT20H4M3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2" meta:paragraph-count="64" meta:word-count="556" meta:character-count="2723" meta:non-whitespace-character-count="2231"/>
  </office:meta>
</office:document-meta>
</file>